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b1c" officeooo:paragraph-rsid="001c8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liação feita por: Aprender é Demais Educação</text:p>
      <text:p text:style-name="P1"/>
      <text:p text:style-name="P1">Quando Acabar, envie uma foto da prova para esse e-mail: <text:a xlink:type="simple" xlink:href="mailto:guilhermemfbastos@gmail.com" text:style-name="Internet_20_link" text:visited-style-name="Visited_20_Internet_20_Link">guilhermemfbastos@gmail.com</text:a></text:p>
      <text:p text:style-name="P1"/>
      <text:p text:style-name="P1">Atenção: Faça com uma letra legível, se não, anulamos a questão. E nós não se responsabilizamos por NADA </text:p>
      <text:p text:style-name="Standard">---</text:p>
      <text:p text:style-name="Standard"/>
      <text:p text:style-name="Standard">### **Atividade de Matemática: Explorando a Probabilidade**</text:p>
      <text:p text:style-name="Standard"/>
      <text:p text:style-name="Standard">**Nome:** ________________________ **Data:** ___/___/______</text:p>
      <text:p text:style-name="Standard"/>
      <text:p text:style-name="Standard">**Instruções:** Leia cada questão com atenção e marque a resposta correta ou escreva a resposta no espaço indicado.</text:p>
      <text:p text:style-name="Standard"/>
      <text:p text:style-name="Standard">---</text:p>
      <text:p text:style-name="Standard"/>
      <text:p text:style-name="Standard">**1.** João tem uma bolsa com 5 bolas: 3 vermelhas e 2 azuis. Qual é a probabilidade de ele tirar uma bola vermelha?</text:p>
      <text:p text:style-name="Standard"><text:s text:c="3"/>- ( ) Certa</text:p>
      <text:p text:style-name="Standard"><text:s text:c="3"/>- ( ) Improvável</text:p>
      <text:p text:style-name="Standard"><text:s text:c="3"/>- ( ) Muito provável</text:p>
      <text:p text:style-name="Standard"><text:s text:c="3"/>- ( ) Impossível</text:p>
      <text:p text:style-name="Standard"/>
      <text:p text:style-name="Standard">**2.** Em uma caixa há 10 lápis: todos são pretos. Qual a probabilidade de tirar um lápis preto?</text:p>
      <text:p text:style-name="Standard"><text:s text:c="3"/>- ( ) Certa</text:p>
      <text:p text:style-name="Standard"><text:s text:c="3"/>- ( ) Improvável</text:p>
      <text:p text:style-name="Standard"><text:s text:c="3"/>- ( ) Talvez</text:p>
      <text:p text:style-name="Standard"><text:s text:c="3"/>- ( ) Impossível</text:p>
      <text:p text:style-name="Standard"/>
      <text:p text:style-name="Standard">**3.** No mês de fevereiro (não bissexto), qual a probabilidade de o dia 30 existir?</text:p>
      <text:p text:style-name="Standard"><text:s text:c="3"/>- ( ) Certa</text:p>
      <text:p text:style-name="Standard"><text:s text:c="3"/>- ( ) Improvável</text:p>
      <text:p text:style-name="Standard"><text:s text:c="3"/>- ( ) Talvez</text:p>
      <text:p text:style-name="Standard"><text:s text:c="3"/>- ( ) Impossível</text:p>
      <text:p text:style-name="Standard"/>
      <text:p text:style-name="Standard">**4.** Uma urna contém 4 bolas amarelas, 1 bola verde e nenhuma de outra cor. Qual a probabilidade de tirar uma bola verde?</text:p>
      <text:p text:style-name="Standard"><text:s text:c="3"/>- ( ) Alta</text:p>
      <text:p text:style-name="Standard"><text:s text:c="3"/>- ( ) Baixa</text:p>
      <text:p text:style-name="Standard"><text:s text:c="3"/>- ( ) Nenhuma</text:p>
      <text:p text:style-name="Standard"><text:s text:c="3"/>- ( ) Certa</text:p>
      <text:p text:style-name="Standard"/>
      <text:p text:style-name="Standard">**5.** Se você jogar um dado de 6 faces, qual a probabilidade de sair o número 7?</text:p>
      <text:p text:style-name="Standard"><text:s text:c="3"/>- ( ) Alta</text:p>
      <text:p text:style-name="Standard"><text:s text:c="3"/>- ( ) Baixa</text:p>
      <text:p text:style-name="Standard"><text:s text:c="3"/>- ( ) Nenhuma</text:p>
      <text:p text:style-name="Standard"><text:s text:c="3"/>- ( ) Certa</text:p>
      <text:p text:style-name="Standard"/>
      <text:p text:style-name="Standard">**6.** Maria tem 3 balas de morango e 2 de uva. Qual sabor é **mais provável** de ser sorteado?</text:p>
      <text:p text:style-name="Standard"><text:s text:c="3"/>- ( ) Morango</text:p>
      <text:p text:style-name="Standard"><text:s text:c="3"/>- ( ) Uva</text:p>
      <text:p text:style-name="Standard"><text:soft-page-break/><text:s text:c="3"/>- ( ) Os dois têm a mesma chance</text:p>
      <text:p text:style-name="Standard"><text:s text:c="3"/>- ( ) Não é possível saber</text:p>
      <text:p text:style-name="Standard"/>
      <text:p text:style-name="Standard">**7.** Em uma roleta com os números 1, 2, 3, 4 e 5, qual a chance de sair um número menor que 6?</text:p>
      <text:p text:style-name="Standard"><text:s text:c="3"/>- ( ) Certa</text:p>
      <text:p text:style-name="Standard"><text:s text:c="3"/>- ( ) Improvável</text:p>
      <text:p text:style-name="Standard"><text:s text:c="3"/>- ( ) Talvez</text:p>
      <text:p text:style-name="Standard"><text:s text:c="3"/>- ( ) Impossível</text:p>
      <text:p text:style-name="Standard"/>
      <text:p text:style-name="Standard">**8.** Uma caixa tem 2 carrinhos vermelhos e 5 azuis. Qual a probabilidade de tirar um carrinho azul?</text:p>
      <text:p text:style-name="Standard"><text:s text:c="3"/>- ( ) Alta</text:p>
      <text:p text:style-name="Standard"><text:s text:c="3"/>- ( ) Baixa</text:p>
      <text:p text:style-name="Standard"><text:s text:c="3"/>- ( ) Nenhuma</text:p>
      <text:p text:style-name="Standard"><text:s text:c="3"/>- ( ) Igual à de vermelho</text:p>
      <text:p text:style-name="Standard"/>
      <text:p text:style-name="Standard">**9.** No Brasil, no mês de janeiro, qual a probabilidade de nevar?</text:p>
      <text:p text:style-name="Standard"><text:s text:c="3"/>- ( ) Alta</text:p>
      <text:p text:style-name="Standard"><text:s text:c="3"/>- ( ) Baixa</text:p>
      <text:p text:style-name="Standard"><text:s text:c="3"/>- ( ) Certa</text:p>
      <text:p text:style-name="Standard"><text:s text:c="3"/>- ( ) Impossível</text:p>
      <text:p text:style-name="Standard"/>
      <text:p text:style-name="Standard">**10.** Em um baralho com 52 cartas, todas são de copas. Qual a chance de tirar uma carta de copas?</text:p>
      <text:p text:style-name="Standard"><text:s text:c="3"/>- ( ) Nenhuma</text:p>
      <text:p text:style-name="Standard"><text:s text:c="3"/>- ( ) Certa</text:p>
      <text:p text:style-name="Standard"><text:s text:c="3"/>- ( ) Baixa</text:p>
      <text:p text:style-name="Standard"><text:s text:c="3"/>- ( ) Alta</text:p>
      <text:p text:style-name="Standard"/>
      <text:p text:style-name="Standard">**11.** Uma sacola tem 1 maçã, 1 pera e 8 laranjas. Qual fruta é **menos provável** de ser sorteada?</text:p>
      <text:p text:style-name="Standard"><text:s text:c="3"/>- ( ) Maçã</text:p>
      <text:p text:style-name="Standard"><text:s text:c="3"/>- ( ) Pera</text:p>
      <text:p text:style-name="Standard"><text:s text:c="3"/>- ( ) Laranja</text:p>
      <text:p text:style-name="Standard"><text:s text:c="3"/>- ( ) Maçã e pera (empatadas)</text:p>
      <text:p text:style-name="Standard"/>
      <text:p text:style-name="Standard">**12.** Se hoje é sábado, qual a probabilidade de amanhã ser domingo?</text:p>
      <text:p text:style-name="Standard"><text:s text:c="3"/>- ( ) Certa</text:p>
      <text:p text:style-name="Standard"><text:s text:c="3"/>- ( ) Improvável</text:p>
      <text:p text:style-name="Standard"><text:s text:c="3"/>- ( ) Talvez</text:p>
      <text:p text:style-name="Standard"><text:s text:c="3"/>- ( ) Impossível</text:p>
      <text:p text:style-name="Standard"/>
      <text:p text:style-name="Standard">---</text:p>
      <text:p text:style-name="Standard"/>
      <text:p text:style-name="Standard">### **Chave de Respostas**</text:p>
      <text:p text:style-name="Standard"/>
      <text:p text:style-name="Standard">1. **Muito provável** (mais bolas vermelhas) <text:s/></text:p>
      <text:p text:style-name="Standard">2. **Certa** (todos os lápis são pretos) <text:s/></text:p>
      <text:p text:style-name="Standard">3. **Impossível** (fevereiro tem 28 ou 29 dias) <text:s/></text:p>
      <text:p text:style-name="Standard">4. **Baixa** (apenas 1 verde entre 5 bolas) <text:s/></text:p>
      <text:p text:style-name="Standard">5. **Nenhuma** (dado vai só até 6) <text:s/></text:p>
      <text:p text:style-name="Standard"><text:soft-page-break/>6. **Morango** (3 contra 2) <text:s/></text:p>
      <text:p text:style-name="Standard">7. **Certa** (todos os números são menores que 6) <text:s/></text:p>
      <text:p text:style-name="Standard">8. **Alta** (5 azuis contra 2 vermelhos) <text:s/></text:p>
      <text:p text:style-name="Standard">9. **Baixa** (quase não neva no Brasil) <text:s/></text:p>
      <text:p text:style-name="Standard">10. **Certa** (todas as cartas são de copas) <text:s/></text:p>
      <text:p text:style-name="Standard">11. **Maçã e pera (empatadas)** (cada uma tem 1 em 10 chances) <text:s/></text:p>
      <text:p text:style-name="Standard">12. **Certa** (sábado → domingo)</text:p>
      <text:p text:style-name="Standard"/>
      <text:p text:style-name="Standard">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9:21:22.381693768</meta:creation-date>
    <dc:date>2025-11-03T19:27:53.014230066</dc:date>
    <meta:editing-duration>PT6M56S</meta:editing-duration>
    <meta:editing-cycles>1</meta:editing-cycles>
    <meta:document-statistic meta:table-count="0" meta:image-count="0" meta:object-count="0" meta:page-count="3" meta:paragraph-count="83" meta:word-count="588" meta:character-count="2968" meta:non-whitespace-character-count="2296"/>
    <meta:generator>LibreOffice/25.8.2.2$Linux_X86_64 LibreOffice_project/580$Build-2</meta:generator>
  </office:meta>
</office:document-meta>
</file>